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0D084FA380242AF06C1.png" manifest:media-type="image/png"/>
  <manifest:file-entry manifest:full-path="Pictures/10000001000002F7000000F2C900A337A5AF5CDC.png" manifest:media-type="image/png"/>
  <manifest:file-entry manifest:full-path="Pictures/1000000100000316000000603F6E1B70E6A92043.png" manifest:media-type="image/png"/>
  <manifest:file-entry manifest:full-path="Pictures/10000001000002FE00000097C89F8687112213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c78e" officeooo:paragraph-rsid="0005c78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5c78e" officeooo:paragraph-rsid="0005c78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78e" officeooo:paragraph-rsid="0005c78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78e" officeooo:paragraph-rsid="0006003f" style:font-size-asian="15.75pt" style:font-weight-asian="normal" style:font-size-complex="18pt" style:font-weight-complex="normal"/>
    </style:style>
    <style:style style:name="T1" style:family="text">
      <style:text-properties officeooo:rsid="0006003f"/>
    </style:style>
    <style:style style:name="T2" style:family="text">
      <style:text-properties officeooo:rsid="0007ca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2"/>
      <text:p text:style-name="P3">i) <text:s/>, <text:s text:c="2"/>ii)</text:p>
      <text:p text:style-name="P3"><draw:frame draw:style-name="fr1" draw:name="Image1" text:anchor-type="char" svg:width="19.001cm" svg:height="3.743cm" draw:z-index="0"><draw:image xlink:href="Pictures/10000001000002FE00000097C89F868711221349.png" xlink:type="simple" xlink:show="embed" xlink:actuate="onLoad" draw:mime-type="image/png"/></draw:frame><text:line-break/>iii) <text:s text:c="2"/>, <text:s/>iv)</text:p>
      <text:p text:style-name="P4"><draw:frame draw:style-name="fr1" draw:name="Image2" text:anchor-type="char" svg:width="18.962cm" svg:height="2.304cm" draw:z-index="3"><draw:image xlink:href="Pictures/1000000100000316000000603F6E1B70E6A92043.png" xlink:type="simple" xlink:show="embed" xlink:actuate="onLoad" draw:mime-type="image/png"/></draw:frame></text:p>
      <text:p text:style-name="P4"><text:span text:style-name="T1">v) <text:s text:c="2"/>, vi) <text:s/>, <text:s/></text:span><text:span text:style-name="T2">vii)</text:span></text:p>
      <text:p text:style-name="P4"><draw:frame draw:style-name="fr3" draw:name="Image3" text:anchor-type="char" svg:width="17.925cm" svg:height="5.713cm" draw:z-index="1"><draw:image xlink:href="Pictures/10000001000002F7000000F2C900A337A5AF5CDC.png" xlink:type="simple" xlink:show="embed" xlink:actuate="onLoad" draw:mime-type="image/png"/></draw:frame><text:line-break/><text:span text:style-name="T2">viii) <text:s/>, <text:s text:c="2"/>ix) <text:s/>, <text:s/>x) <text:s/><text:line-break/></text:span><draw:frame draw:style-name="fr2" draw:name="Image4" text:anchor-type="char" svg:x="-1.007cm" svg:y="7.25cm" svg:width="18.789cm" svg:height="4.787cm" draw:z-index="2"><draw:image xlink:href="Pictures/1000000100000330000000D084FA380242AF06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41:59.684149436</meta:creation-date>
    <dc:date>2024-05-22T18:28:56.141670802</dc:date>
    <meta:editing-duration>PT16M26S</meta:editing-duration>
    <meta:editing-cycles>1</meta:editing-cycles>
    <meta:document-statistic meta:table-count="0" meta:image-count="4" meta:object-count="0" meta:page-count="1" meta:paragraph-count="5" meta:word-count="18" meta:character-count="81" meta:non-whitespace-character-count="48"/>
    <meta:generator>LibreOffice/7.3.7.2$Linux_X86_64 LibreOffice_project/30$Build-2</meta:generator>
  </office:meta>
</office:document-meta>
</file>